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ActionForm.initValidator( String beanName , Object bean , ServletContext context , HttpServletRequest request , ActionErrors errors , int p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ergedMessageResources.MergedMessageResources( MessageResources primary , MessageResources bac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ActionForm.getAdditionalActionErrors( ActionMapping mapping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ctionForm.mergeActionErrors( ActionErrors main , ActionErrors toAd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seActionForm.validateBean( Object bean , String beanName , ActionMapping mapping , HttpServletRequest reques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MergedMessageResources.getMessage( Locale locale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ActionForm.validate( ActionMapping mapping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